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561" officeooo:paragraph-rsid="00149561"/>
    </style:style>
    <style:style style:name="P2" style:family="paragraph" style:parent-style-name="Standard">
      <style:text-properties officeooo:rsid="0015455a" officeooo:paragraph-rsid="0015455a"/>
    </style:style>
    <style:style style:name="P3" style:family="paragraph" style:parent-style-name="Standard">
      <style:text-properties officeooo:rsid="0015ad3c" officeooo:paragraph-rsid="0015ad3c"/>
    </style:style>
    <style:style style:name="P4" style:family="paragraph" style:parent-style-name="Standard">
      <style:text-properties officeooo:rsid="00195e26" officeooo:paragraph-rsid="00195e26"/>
    </style:style>
    <style:style style:name="T1" style:family="text">
      <style:text-properties officeooo:rsid="001794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lection Notes:</text:p>
      <text:p text:style-name="P1"/>
      <text:p text:style-name="P1">First valid collection: Wednesday 10/2/19*</text:p>
      <text:p text:style-name="P1">*first half of day footage is lost but the measured end count matched the real end count</text:p>
      <text:p text:style-name="P1">-second half of day is fully documented</text:p>
      <text:p text:style-name="P1"/>
      <text:p text:style-name="P2">issues:</text:p>
      <text:p text:style-name="P2">freeze frame – lockscreen causes frames to stop incoming</text:p>
      <text:p text:style-name="P2">centroid warp <text:span text:style-name="T1">and lag</text:span>- overlapping people pass infront of car. Can result in false + and -. <text:span text:style-name="T1">Event not being detected, or being detected incorrectly due to centroid being left behind</text:span></text:p>
      <text:p text:style-name="P2">ingoing/outgoing vehicles during setup</text:p>
      <text:p text:style-name="P2">FPS variance</text:p>
      <text:p text:style-name="P2">lost video, temp file issue</text:p>
      <text:p text:style-name="P3">algorithm change and positioning change</text:p>
      <text:p text:style-name="P3"/>
      <text:p text:style-name="P4">Monday: off by 2 car for first, 1 for second</text:p>
      <text:p text:style-name="P4">Tuesday: matches</text:p>
      <text:p text:style-name="P4">Wednesday: off by 1 car first half</text:p>
      <text:p text:style-name="P4">Thusday: off by 1 car first, 2 second</text:p>
      <text:p text:style-name="P4">Friday: off by 1 car for each hal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7:41:26.150571930</meta:creation-date>
    <dc:date>2019-10-18T16:23:47.377481824</dc:date>
    <meta:editing-duration>PT4M5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22" meta:character-count="711" meta:non-whitespace-character-count="604"/>
  </office:meta>
</office:document-meta>
</file>